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ccanthis ADF Std" svg:font-family="'Accanthis ADF Std'"/>
    <style:font-face style:name="DejaVu Sans" svg:font-family="'DejaVu Sans'"/>
    <style:font-face style:name="FreeSans" svg:font-family="FreeSans" style:font-family-generic="roman"/>
    <style:font-face style:name="Times New Roman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85e07" officeooo:paragraph-rsid="00185e07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normal" officeooo:rsid="001935fc" officeooo:paragraph-rsid="001935fc" style:letter-kerning="true" style:font-name-asian="DejaVu Sans" style:font-size-asian="14pt" style:font-style-asian="normal" style:font-weight-asian="normal" style:font-name-complex="Liberation Sans1" style:font-size-complex="12pt" style:text-emphasize="none"/>
    </style:style>
    <style:style style:name="P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normal" officeooo:rsid="0017f92d" officeooo:paragraph-rsid="0017f92d" style:letter-kerning="true" style:font-name-asian="DejaVu Sans" style:font-size-asian="14pt" style:font-style-asian="normal" style:font-weight-asian="normal" style:font-name-complex="Liberation Sans1" style:font-size-complex="12pt" style:text-emphasize="none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normal" officeooo:rsid="0020d42f" officeooo:paragraph-rsid="0020d42f" style:letter-kerning="true" style:font-name-asian="DejaVu Sans" style:font-size-asian="14pt" style:font-style-asian="normal" style:font-weight-asian="normal" style:font-name-complex="Liberation Sans1" style:font-size-complex="12pt" style:text-emphasize="none"/>
    </style:style>
    <style:style style:name="P5" style:family="paragraph" style:parent-style-name="Title_20_and_20_Content_7e_LT_7e_Gliederung_20_2">
      <style:paragraph-properties fo:margin-left="0in" fo:margin-right="0in" fo:margin-top="0.039in" fo:margin-bottom="0in" style:contextual-spacing="false" fo:text-indent="0in" style:auto-text-indent="false" fo:padding="0.0291in" fo:border-left="none" fo:border-right="none" fo:border-top="none" fo:border-bottom="0.06pt solid #000000" style:join-border="false"/>
      <style:text-properties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normal" officeooo:rsid="00383365" officeooo:paragraph-rsid="00383365" style:letter-kerning="true" style:font-name-asian="DejaVu Sans" style:font-size-asian="14pt" style:font-style-asian="normal" style:font-weight-asian="normal" style:font-name-complex="Liberation Sans1" style:font-size-complex="12pt" style:text-emphasize="none"/>
    </style:style>
    <style:style style:name="P6" style:family="paragraph" style:parent-style-name="Text_20_body">
      <style:text-properties officeooo:rsid="00383365" officeooo:paragraph-rsid="00383365"/>
    </style:style>
    <style:style style:name="P7" style:family="paragraph" style:parent-style-name="Text_20_body">
      <style:text-properties officeooo:rsid="00416a1c" officeooo:paragraph-rsid="00416a1c"/>
    </style:style>
    <style:style style:name="P8" style:family="paragraph" style:parent-style-name="Text_20_body">
      <style:text-properties fo:font-weight="bold" officeooo:rsid="0042d88d" officeooo:paragraph-rsid="0042d88d" style:font-weight-asian="bold" style:font-weight-complex="bold"/>
    </style:style>
    <style:style style:name="P9" style:family="paragraph" style:parent-style-name="Heading_20_2">
      <style:text-properties officeooo:rsid="003adff8" officeooo:paragraph-rsid="003adff8"/>
    </style:style>
    <style:style style:name="P10" style:family="paragraph" style:parent-style-name="Heading_20_2">
      <style:text-properties officeooo:rsid="003fe380" officeooo:paragraph-rsid="003fe380"/>
    </style:style>
    <style:style style:name="P11" style:family="paragraph" style:parent-style-name="Heading_20_2">
      <style:text-properties officeooo:paragraph-rsid="0049f5e9"/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P14" style:family="paragraph" style:parent-style-name="Text_20_body" style:list-style-name="L2">
      <style:text-properties fo:font-style="italic" officeooo:rsid="00380d9d" officeooo:paragraph-rsid="00380d9d" style:font-style-asian="italic" style:font-style-complex="italic"/>
    </style:style>
    <style:style style:name="P15" style:family="paragraph" style:parent-style-name="Text_20_body" style:list-style-name="L2">
      <style:text-properties fo:font-style="italic" officeooo:rsid="003a4e8e" officeooo:paragraph-rsid="003a4e8e" style:font-style-asian="italic" style:font-style-complex="italic"/>
    </style:style>
    <style:style style:name="P16" style:family="paragraph" style:parent-style-name="Text_20_body" style:list-style-name="L2">
      <style:text-properties fo:font-style="italic" officeooo:rsid="0041f8bf" officeooo:paragraph-rsid="0045cfc7" style:font-style-asian="italic" style:font-style-complex="italic"/>
    </style:style>
    <style:style style:name="P17" style:family="paragraph" style:parent-style-name="Text_20_body" style:list-style-name="L2">
      <style:text-properties fo:font-style="italic" style:font-style-asian="italic" style:font-style-complex="italic"/>
    </style:style>
    <style:style style:name="P18" style:family="paragraph" style:parent-style-name="Text_20_body" style:list-style-name="L2">
      <style:text-properties officeooo:rsid="00363903" officeooo:paragraph-rsid="0049170c"/>
    </style:style>
    <style:style style:name="P19" style:family="paragraph" style:parent-style-name="Text_20_body" style:list-style-name="L2">
      <style:text-properties officeooo:rsid="00363903" officeooo:paragraph-rsid="00363903"/>
    </style:style>
    <style:style style:name="P20" style:family="paragraph" style:parent-style-name="Text_20_body" style:list-style-name="L2">
      <style:text-properties officeooo:rsid="0046badb" officeooo:paragraph-rsid="0049170c"/>
    </style:style>
    <style:style style:name="P21" style:family="paragraph" style:parent-style-name="Text_20_body" style:list-style-name="L2">
      <style:text-properties officeooo:rsid="004a7d29" officeooo:paragraph-rsid="004a7d29"/>
    </style:style>
    <style:style style:name="P22" style:family="paragraph" style:parent-style-name="Text_20_body" style:list-style-name="L2">
      <style:text-properties officeooo:rsid="004d09d4" officeooo:paragraph-rsid="004d09d4"/>
    </style:style>
    <style:style style:name="T1" style:family="text">
      <style:text-properties fo:color="#000000" style:font-name="Times New Roman" fo:font-size="14pt" fo:font-weight="normal" style:font-size-asian="14pt" style:font-weight-asian="normal" style:font-weight-complex="normal"/>
    </style:style>
    <style:style style:name="T2" style:family="text">
      <style:text-properties fo:color="#000000" style:font-name="Times New Roman" fo:font-size="14pt" fo:font-weight="normal" officeooo:rsid="00185e07" style:font-size-asian="14pt" style:font-weight-asian="normal" style:font-weight-complex="normal"/>
    </style:style>
    <style:style style:name="T3" style:family="text">
      <style:text-properties fo:color="#000000" style:font-name="Times New Roman" fo:font-size="14pt" fo:font-weight="normal" officeooo:rsid="001935fc" style:font-size-asian="14pt" style:font-weight-asian="normal" style:font-weight-complex="normal"/>
    </style:style>
    <style:style style:name="T4" style:family="text">
      <style:text-properties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Liberation Sans1" style:font-size-complex="12pt" style:text-emphasize="none"/>
    </style:style>
    <style:style style:name="T5" style:family="text">
      <style:text-properties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Liberation Sans1" style:font-size-complex="12pt" style:font-weight-complex="normal" style:text-emphasize="none"/>
    </style:style>
    <style:style style:name="T6" style:family="text">
      <style:text-properties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normal" officeooo:rsid="0017f92d" style:letter-kerning="true" style:font-name-asian="DejaVu Sans" style:font-size-asian="14pt" style:font-style-asian="normal" style:font-weight-asian="normal" style:font-name-complex="Liberation Sans1" style:font-size-complex="12pt" style:font-weight-complex="normal" style:text-emphasize="none"/>
    </style:style>
    <style:style style:name="T7" style:family="text">
      <style:text-properties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bold" officeooo:rsid="0017f92d" style:letter-kerning="true" style:font-name-asian="DejaVu Sans" style:font-size-asian="14pt" style:font-style-asian="normal" style:font-weight-asian="bold" style:font-name-complex="Liberation Sans1" style:font-size-complex="12pt" style:font-weight-complex="bold" style:text-emphasize="non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2acbd" style:font-weight-asian="normal" style:font-weight-complex="normal"/>
    </style:style>
    <style:style style:name="T11" style:family="text">
      <style:text-properties officeooo:rsid="001db12c"/>
    </style:style>
    <style:style style:name="T12" style:family="text">
      <style:text-properties officeooo:rsid="0020d42f"/>
    </style:style>
    <style:style style:name="T13" style:family="text">
      <style:text-properties officeooo:rsid="00219ea4"/>
    </style:style>
    <style:style style:name="T14" style:family="text">
      <style:text-properties officeooo:rsid="00249354"/>
    </style:style>
    <style:style style:name="T15" style:family="text">
      <style:text-properties officeooo:rsid="0026ea0b"/>
    </style:style>
    <style:style style:name="T16" style:family="text">
      <style:text-properties officeooo:rsid="002c55ca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2c55ca" style:font-style-asian="italic" style:font-style-complex="italic"/>
    </style:style>
    <style:style style:name="T19" style:family="text">
      <style:text-properties fo:font-style="italic" officeooo:rsid="0039a76c" style:font-style-asian="italic" style:font-style-complex="italic"/>
    </style:style>
    <style:style style:name="T20" style:family="text">
      <style:text-properties fo:font-variant="normal" fo:text-transform="none" fo:color="#000000" style:font-name="Liberation Sans" fo:font-size="14pt" fo:letter-spacing="normal" fo:font-style="normal" fo:font-weight="normal" officeooo:rsid="0046badb" style:font-name-asian="Droid Sans Fallback" style:font-size-asian="14pt" style:font-name-complex="FreeSans1" style:font-size-complex="14pt"/>
    </style:style>
    <style:style style:name="T21" style:family="text">
      <style:text-properties fo:font-variant="normal" fo:text-transform="none" fo:color="#000000" style:text-line-through-style="none" style:text-line-through-type="none" style:font-name="Liberation Sans" fo:font-size="14pt" fo:letter-spacing="normal" fo:font-style="normal" style:text-underline-style="none" fo:font-weight="normal" officeooo:rsid="0046badb" style:text-blinking="false" style:font-name-asian="Droid Sans Fallback" style:font-size-asian="14pt" style:font-name-complex="FreeSans1" style:font-size-complex="14pt" fo:padding="0in" fo:border="none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3adff8" style:font-style-asian="normal" style:font-style-complex="normal"/>
    </style:style>
    <style:style style:name="T24" style:family="text">
      <style:text-properties fo:font-style="normal" officeooo:rsid="003c86d0" style:font-style-asian="normal" style:font-style-complex="normal"/>
    </style:style>
    <style:style style:name="T25" style:family="text">
      <style:text-properties fo:font-style="normal" officeooo:rsid="003db704" style:font-style-asian="normal" style:font-style-complex="normal"/>
    </style:style>
    <style:style style:name="T26" style:family="text">
      <style:text-properties fo:font-style="normal" officeooo:rsid="003e7f2b" style:font-style-asian="normal" style:font-style-complex="normal"/>
    </style:style>
    <style:style style:name="T27" style:family="text">
      <style:text-properties fo:font-style="normal" officeooo:rsid="003f7856" style:font-style-asian="normal" style:font-style-complex="normal"/>
    </style:style>
    <style:style style:name="T28" style:family="text">
      <style:text-properties fo:font-style="normal" officeooo:rsid="00426813" style:font-style-asian="normal" style:font-style-complex="normal"/>
    </style:style>
    <style:style style:name="T29" style:family="text">
      <style:text-properties fo:font-style="normal" officeooo:rsid="0042d88d" style:font-style-asian="normal" style:font-style-complex="normal"/>
    </style:style>
    <style:style style:name="T30" style:family="text">
      <style:text-properties fo:font-style="normal" officeooo:rsid="00450b9b" style:font-style-asian="normal" style:font-style-complex="normal"/>
    </style:style>
    <style:style style:name="T31" style:family="text">
      <style:text-properties fo:font-style="normal" officeooo:rsid="00451537" style:font-style-asian="normal" style:font-style-complex="normal"/>
    </style:style>
    <style:style style:name="T32" style:family="text">
      <style:text-properties fo:font-style="normal" officeooo:rsid="0045cfc7" style:font-style-asian="normal" style:font-style-complex="normal"/>
    </style:style>
    <style:style style:name="T33" style:family="text">
      <style:text-properties fo:font-style="normal" fo:font-weight="bold" officeooo:rsid="003adff8" style:font-style-asian="normal" style:font-weight-asian="bold" style:font-style-complex="normal" style:font-weight-complex="bold"/>
    </style:style>
    <style:style style:name="T34" style:family="text">
      <style:text-properties officeooo:rsid="0034847f"/>
    </style:style>
    <style:style style:name="T35" style:family="text">
      <style:text-properties officeooo:rsid="00380d9d"/>
    </style:style>
    <style:style style:name="T36" style:family="text">
      <style:text-properties officeooo:rsid="0039a76c"/>
    </style:style>
    <style:style style:name="T37" style:family="text">
      <style:text-properties officeooo:rsid="00416a1c"/>
    </style:style>
    <style:style style:name="T38" style:family="text">
      <style:text-properties officeooo:rsid="004454d3"/>
    </style:style>
    <style:style style:name="T39" style:family="text">
      <style:text-properties officeooo:rsid="00450b9b"/>
    </style:style>
    <style:style style:name="T40" style:family="text">
      <style:text-properties officeooo:rsid="004939bc"/>
    </style:style>
    <style:style style:name="T41" style:family="text">
      <style:text-properties officeooo:rsid="0049f5e9"/>
    </style:style>
    <style:style style:name="T42" style:family="text">
      <style:text-properties officeooo:rsid="004b718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otes</text:p>
      <text:p text:style-name="P10">0. Background</text:p>
      <text:p text:style-name="Text_20_body"><text:span text:style-name="T37">0.1 </text:span>Flow Control </text:p>
      <text:p text:style-name="Text_20_body"><text:span text:style-name="T37">0.2 </text:span>Queueing Theory</text:p>
      <text:p text:style-name="P7">0.2.1 Queue and real-time traffic</text:p>
      <text:p text:style-name="P7">real-time traffic means traffic with delay constraints on delivery. </text:p>
      <text:p text:style-name="P8">Parekh-Gallager Theorem <text:span text:style-name="T9">provides a precise delay bound for real-time traffic that shares a network with bulk traffic. </text:span></text:p>
      <text:p text:style-name="Heading_20_2">1. <text:span text:style-name="T11">Identify the SPEC (802.11ax)</text:span></text:p>
      <text:p text:style-name="Text_20_body"><text:span text:style-name="T6">The </text:span><text:span text:style-name="T7">definition</text:span><text:span text:style-name="T6"> of trigger frame is: </text:span></text:p>
      <text:p text:style-name="Text_20_body"><text:span text:style-name="T4">The Trigger frame is a MAC frame th</text:span><text:span text:style-name="T5">at include</text:span><text:span text:style-name="T1">s sufficient information to identify the stations transmitting the UL MU PPDUs and allocating resources for the UL MU PPDUs. </text:span><text:span text:style-name="T2">[</text:span><text:span text:style-name="T3">82]</text:span></text:p>
      <text:p text:style-name="Text_20_body">The transmission for all the STAs in an DL MU PPDU shall end at the same time. [83]</text:p>
      <text:p text:style-name="Text_20_body">The transmission from all the STAs in an UL MU PPDU shall end at the time indicated in TF. [83]</text:p>
      <text:p text:style-name="Text_20_body">The spec shall allow the schedule info for OFDMA ack from STAs is contained in the MAC header of DL MPDU. [90]</text:p>
      <text:p text:style-name="Heading_20_2">2. <text:span text:style-name="T12">Target</text:span></text:p>
      <text:p text:style-name="Text_20_body">I want to build a scheduler of 802.11ax. Such a scheduler should have <text:span text:style-name="T8">higher throughput</text:span>, <text:span text:style-name="T8">low delay</text:span>, and <text:span text:style-name="T8">higher energy efficiency</text:span><text:span text:style-name="T9">, </text:span><text:span text:style-name="T10">c</text:span><text:span text:style-name="T13">ompared with legacy 802.11. </text:span></text:p>
      <text:p text:style-name="Text_20_body">The difference is that, legacy wifi didn't consider the UL/DL <text:span text:style-name="T14">fairness. All STAs are almost fair, while its star topology determines the UL/DL is not fair at all, especially in dense scenarios. </text:span></text:p>
      <text:p text:style-name="Text_20_body">Actually this problem is kind of flow control problem. <text:span text:style-name="T15">However, the flow is not only based on traffic loading but also STA numbers. (Fairness is not only between STAs but also between UL/DL.) </text:span></text:p>
      <text:list xml:id="list7309303364398777878" text:style-name="L1">
        <text:list-item>
          <text:p text:style-name="P12">How to use the bandwidth efficiently under any scenarios? </text:p>
        </text:list-item>
        <text:list-item>
          <text:p text:style-name="P12">How to measure the performance of the mechanism?</text:p>
        </text:list-item>
      </text:list>
      <text:p text:style-name="Heading_20_2">3. <text:span text:style-name="T16">Thinking Procedure</text:span></text:p>
      <text:p text:style-name="P9">See the access as a queueing model. </text:p>
      <text:p text:style-name="Heading_20_3">3.1 How many scheduler can I use? <text:span text:style-name="T34">And the features. [1]</text:span></text:p>
      <text:list xml:id="list660779769061105170" text:style-name="L2">
        <text:list-item>
          <text:p text:style-name="P14">FIFO. <text:span text:style-name="T22">Single input and single queue. <text:s/></text:span></text:p>
          <text:p text:style-name="P15"><text:span text:style-name="T22">Original WiFi in this case</text:span><text:span text:style-name="T26">(TBD)</text:span><text:span text:style-name="T22">. Problem is if </text:span><text:span text:style-name="T23">some STA's</text:span><text:span text:style-name="T22"> </text:span><text:span text:style-name="T23">packets arrives fast in </text:span><text:span text:style-name="T33">dense </text:span><text:soft-page-break/><text:span text:style-name="T33">scenario</text:span><text:span text:style-name="T23">, it is not </text:span><text:span text:style-name="T24">fair for other STAs </text:span><text:span text:style-name="T27">neither unfair between UL and</text:span><text:span text:style-name="T25"> DL traffic</text:span><text:span text:style-name="T24">. </text:span></text:p>
        </text:list-item>
        <text:list-item>
          <text:p text:style-name="P16"><text:span text:style-name="T39">Priority</text:span> Queueing. <text:span text:style-name="T32">(static classes)</text:span></text:p>
          <text:p text:style-name="P16"><text:span text:style-name="T28">A direct approach to </text:span><text:span text:style-name="T29">real-time transport. </text:span><text:span text:style-name="T30">It will cause low-priority starvation. </text:span></text:p>
        </text:list-item>
        <text:list-item>
          <text:p text:style-name="P13"><text:span text:style-name="T18">Round Robin</text:span><text:span text:style-name="T16">. </text:span><text:span text:style-name="T20">In case of equally sized data packets, </text:span><text:span text:style-name="T21">round-robin scheduling </text:span><text:span text:style-name="T20">is max-min fair. low level of fairness may result in instability. </text:span></text:p>
        </text:list-item>
        <text:list-item>
          <text:p text:style-name="P17">Fair Queueing/<text:span text:style-name="T35">Weighted Fair Queueing </text:span><text:span text:style-name="T31">(Dynamic classes)</text:span></text:p>
          <text:p text:style-name="P20">Alternative to FIFO and Priority Queue. Fair queue maintains separate logical FIFO sub-queue for each input class. <text:s/></text:p>
          <text:p text:style-name="P21">If fixed packet size, it would be like round-robin, and when all class sub-queue is not empty, it resembles TDM. </text:p>
          <text:p text:style-name="P22">GPS model provide an algorithm that has direct, natural support for weighted fair queuing. </text:p>
          <text:p text:style-name="P18">Fair when packets are not the same size. </text:p>
        </text:list-item>
        <text:list-item>
          <text:p text:style-name="P19"><text:span text:style-name="T17">Token bucket</text:span>. <text:span text:style-name="T38">Used when resources for some user is limited to some threshold. </text:span></text:p>
        </text:list-item>
      </text:list>
      <text:p text:style-name="Heading_20_3">3.2 How to decide which one is better?</text:p>
      <text:p text:style-name="P11">4. <text:span text:style-name="T40">Analysis</text:span></text:p>
      <text:p text:style-name="Text_20_body"><text:span text:style-name="T41">Worst case</text:span> </text:p>
      <text:p text:style-name="Heading_20_2">$ Question</text:p>
      <text:p text:style-name="Text_20_body">1. <text:span text:style-name="T42">What's the difference between fair queue and round-robin?</text:span></text:p>
      <text:p text:style-name="P6">Reference:</text:p>
      <text:p text:style-name="P6">[1] <text:span text:style-name="T19">Introduction to Computer Networks,</text:span><text:span text:style-name="T36"> </text:span><text:s/><text:a xlink:type="simple" xlink:href="http://intronetworks.cs.luc.edu/current/html/queuing.html">http://intronetworks.cs.luc.edu/current/html/queuing.html</text:a></text:p>
      <text:p text:style-name="P6"/>
      <text:p text:style-name="P5"/>
      <text:p text:style-name="P4">Tips:</text:p>
      <text:p text:style-name="P2"><text:span text:style-name="T12">1. </text:span>Reference is indexed with framework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ccanthis ADF Std" svg:font-family="'Accanthis ADF Std'"/>
    <style:font-face style:name="DejaVu Sans" svg:font-family="'DejaVu Sans'"/>
    <style:font-face style:name="FreeSans" svg:font-family="FreeSans" style:font-family-generic="roman"/>
    <style:font-face style:name="Times New Roman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ccanthis ADF Std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ccanthis ADF Std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asian="Accanthis ADF Std" style:font-family-asian="'Accanthis ADF Std'"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name-asian="Accanthis ADF Std" style:font-family-asian="'Accanthis ADF Std'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ccanthis ADF Std" style:font-family-asian="'Accanthis ADF Std'"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bold" style:letter-kerning="true" style:font-name-asian="DejaVu Sans" style:font-family-asian="'DejaVu Sans'" style:font-size-asian="2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in" fo:margin-bottom="0.1575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in" fo:margin-bottom="0.1181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in" fo:margin-bottom="0.0783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2pt" fo:letter-spacing="normal" fo:font-style="normal" fo:text-shadow="none" style:text-underline-style="none" fo:font-weight="normal" style:letter-kerning="true" style:font-name-asian="DejaVu Sans" style:font-family-asian="'DejaVu Sans'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bold" style:letter-kerning="true" style:font-name-asian="DejaVu Sans" style:font-family-asian="'DejaVu Sans'" style:font-size-asian="2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16:07:42.334263084</meta:creation-date>
    <dc:date>2016-06-12T13:35:11.477005340</dc:date>
    <meta:editing-duration>PT2H22M11S</meta:editing-duration>
    <meta:editing-cycles>57</meta:editing-cycles>
    <meta:generator>LibreOffice/4.2.8.2$Linux_X86_64 LibreOffice_project/420m0$Build-2</meta:generator>
    <meta:document-statistic meta:table-count="0" meta:image-count="0" meta:object-count="0" meta:page-count="2" meta:paragraph-count="42" meta:word-count="471" meta:character-count="2827" meta:non-whitespace-character-count="2388"/>
  </office:meta>
</office:document-meta>
</file>